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0.824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5.473cm" table:align="margins"/>
    </style:style>
    <style:style style:name="Table3.A" style:family="table-column">
      <style:table-column-properties style:column-width="2.738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5.473cm" table:align="margins"/>
    </style:style>
    <style:style style:name="Table3.A" style:family="table-column">
      <style:table-column-properties style:column-width="2.738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officeooo:rsid="00034fa2" officeooo:paragraph-rsid="00034fa2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05b338" officeooo:paragraph-rsid="0005b338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34fa2" officeooo:paragraph-rsid="00034fa2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5b338" officeooo:paragraph-rsid="0005b338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34fa2" officeooo:paragraph-rsid="00034fa2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34fa2" officeooo:paragraph-rsid="00034fa2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05b338" officeooo:paragraph-rsid="0005b338" style:font-size-asian="12.25pt" style:font-size-complex="14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48118" style:font-size-asian="10.5pt" style:font-size-complex="12pt"/>
    </style:style>
    <style:style style:name="T3" style:family="text">
      <style:text-properties fo:font-size="12pt" officeooo:rsid="0005b338" style:font-size-asian="10.5pt" style:font-size-complex="12pt"/>
    </style:style>
    <style:style style:name="T4" style:family="text">
      <style:text-properties fo:font-size="12pt" officeooo:rsid="0007a7a4" style:font-size-asian="10.5pt" style:font-size-complex="12pt"/>
    </style:style>
    <style:style style:name="T5" style:family="text">
      <style:text-properties fo:font-size="12pt" officeooo:rsid="000a361e" style:font-size-asian="10.5pt" style:font-size-complex="12pt"/>
    </style:style>
    <style:style style:name="T6" style:family="text">
      <style:text-properties officeooo:rsid="00048118"/>
    </style:style>
    <style:style style:name="T7" style:family="text">
      <style:text-properties officeooo:rsid="00048118" style:font-size-asian="14pt"/>
    </style:style>
    <style:style style:name="T8" style:family="text">
      <style:text-properties officeooo:rsid="0005b338" style:font-size-asian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07a7a4"/>
    </style:style>
    <style:style style:name="T11" style:family="text">
      <style:text-properties officeooo:rsid="000a36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Textual Completa</text:p>
      <text:p text:style-name="P1"/>
      <text:p text:style-name="P1">1. Descrição Textual</text:p>
      <text:p text:style-name="P1"/>
      <text:p text:style-name="P3"><text:tab/>Este documento é responsável por implementar um sistema de banco de dados que efetua o controle <text:s/>do fluxo de pesquisa de uma aplicação React NodeJS, utilizando um banco de dados <text:span text:style-name="T11">relacional PostgreSQL</text:span>.</text:p>
      <text:p text:style-name="P3"/>
      <text:p text:style-name="P5"/>
      <text:p text:style-name="P5">Inserção de Pesquisa</text:p>
      <text:p text:style-name="P5"/>
      <text:p text:style-name="P5"><text:tab/><text:span text:style-name="T1">Ao enviar um resultado de pesquisa pela URL de busca, a pesquisa deverá ser inserida </text:span><text:span text:style-name="T4">em um objeto contendo um campo search do tipo string, </text:span><text:span text:style-name="T5">chave primária</text:span></text:p>
      <text:p text:style-name="P5"><text:span text:style-name="T1"/></text:p>
      <text:p text:style-name="P5"><text:span text:style-name="T1"/></text:p>
      <text:p text:style-name="P5">Busca de Resultados de Pesquisa</text:p>
      <text:p text:style-name="P5"/>
      <text:p text:style-name="P3"><text:tab/>A busca por resultados é feita baseando-se no texto de pesquisa solicitado, é preciso buscar pelos resultados de pesquisa no banco de dados. Dos resultados é necessário saber informações como href, sendo href a string contida para acesso ao site, description é utilizado para salvar informações a respeita da descrição do item a ser renderizado e homeURL que representa o texto a ser exibido como título do resultado de pesquisa, ou seja sua página HOME.</text:p>
      <text:p text:style-name="P3"/>
      <text:p text:style-name="P3"/>
      <text:p text:style-name="P1">2. Descrição das <text:span text:style-name="T11">Tabelas</text:span></text:p>
      <text:p text:style-name="P1"/>
      <text:p text:style-name="P5"><text:tab/>2.1 Tabela Search</text:p>
      <text:p text:style-name="P5"><text:tab/><text:tab/></text:p>
      <text:p text:style-name="P5"><text:tab/><text:tab/><text:span text:style-name="T1">Tabela responsável por armazena</text:span><text:span text:style-name="T2">r</text:span><text:span text:style-name="T1"> as informações das pesquisas, conta com um <text:tab/>campo </text:span><text:span text:style-name="T2">search do tipo string, sendo este chave primária.</text:span></text:p>
      <text:p text:style-name="P5"><text:span text:style-name="T2"/></text:p>
      <table:table table:name="Table1" table:style-name="Table1">
        <table:table-column table:style-name="Table1.A" table:number-columns-repeated="3"/>
        <table:table-row table:style-name="TableLine94070976937648">
          <table:table-cell table:style-name="Table1.A1" office:value-type="string">
            <text:p text:style-name="P7">Campo</text:p>
          </table:table-cell>
          <table:table-cell table:style-name="Table1.A1" office:value-type="string">
            <text:p text:style-name="P7">Valor</text:p>
          </table:table-cell>
          <table:table-cell table:style-name="Table1.C1" office:value-type="string">
            <text:p text:style-name="P7">Função</text:p>
          </table:table-cell>
        </table:table-row>
        <table:table-row table:style-name="Table1.2">
          <table:table-cell table:style-name="Table1.A2" office:value-type="string">
            <text:p text:style-name="P7">search</text:p>
          </table:table-cell>
          <table:table-cell table:style-name="Table1.A2" office:value-type="string">
            <text:p text:style-name="P7">String</text:p>
          </table:table-cell>
          <table:table-cell table:style-name="Table1.C2" office:value-type="string">
            <text:p text:style-name="P7">Chave primária</text:p>
          </table:table-cell>
        </table:table-row>
      </table:table>
      <text:p text:style-name="P6"><text:span text:style-name="T2"/></text:p>
      <text:p text:style-name="P5"><text:span text:style-name="T2"/></text:p>
      <text:p text:style-name="P5"><text:span text:style-name="T2"><text:tab/></text:span><text:span text:style-name="T6">2.2</text:span><text:span text:style-name="T7"> Tabela </text:span><text:span text:style-name="T8">S</text:span><text:span text:style-name="T7">earchResult</text:span></text:p>
      <text:p text:style-name="P5"><text:span text:style-name="T7"><text:tab/></text:span></text:p>
      <text:p text:style-name="P5"><text:span text:style-name="T7"><text:tab/><text:tab/></text:span><text:span text:style-name="T2">Tabela responsável por armazenas as informações referentes aos resultados de pesquisa, possui campos search, chave primária e chave estrangeira, referente a tabela Search.e o campo searchInfo, json responsável por armazenar informações como href, string referente a domínio do site a ser acessado, <text:s/>description </text:span><text:span text:style-name="T3">é uma string representante da descrição do resultado de pesquisa e homeURL é uma string responsável por armazenar o campo textual que é exibido como o título do resultado de pesquisa.</text:span></text:p>
      <text:p text:style-name="P5"><text:span text:style-name="T3"/></text:p>
      <text:p text:style-name="P5"><text:span text:style-name="T3"/></text:p>
      <text:p text:style-name="P6"><text:span text:style-name="T3"/></text:p>
      <table:table table:name="Table2" table:style-name="Table2">
        <table:table-column table:style-name="Table2.A" table:number-columns-repeated="3"/>
        <text:soft-page-break/>
        <table:table-row table:style-name="TableLine94070975567568">
          <table:table-cell table:style-name="Table2.A1" office:value-type="string">
            <text:p text:style-name="P7">Campo</text:p>
          </table:table-cell>
          <table:table-cell table:style-name="Table2.A1" office:value-type="string">
            <text:p text:style-name="P7">Valor</text:p>
          </table:table-cell>
          <table:table-cell table:style-name="Table2.C1" office:value-type="string">
            <text:p text:style-name="P7">Função</text:p>
          </table:table-cell>
        </table:table-row>
        <table:table-row table:style-name="TableLine94070975567568">
          <table:table-cell table:style-name="Table2.A2" office:value-type="string">
            <text:p text:style-name="P7">search</text:p>
          </table:table-cell>
          <table:table-cell table:style-name="Table2.A2" office:value-type="string">
            <text:p text:style-name="P7">String</text:p>
          </table:table-cell>
          <table:table-cell table:style-name="Table2.C2" office:value-type="string">
            <text:p text:style-name="P7">Chave Primária e estrangeira</text:p>
          </table:table-cell>
        </table:table-row>
        <table:table-row table:style-name="TableLine94070975567568">
          <table:table-cell table:style-name="Table2.A2" office:value-type="string">
            <text:p text:style-name="P7">searchInfo</text:p>
          </table:table-cell>
          <table:table-cell table:style-name="Table2.A2" office:value-type="string">
            <text:p text:style-name="P7">Json</text:p>
            <table:table table:name="Table3" table:style-name="Table3">
              <table:table-column table:style-name="Table3.A" table:number-columns-repeated="2"/>
              <table:table-row table:style-name="TableLine94070973786656">
                <table:table-cell table:style-name="Table3.A1" office:value-type="string">
                  <text:p text:style-name="P7">href</text:p>
                </table:table-cell>
                <table:table-cell table:style-name="Table3.B1" office:value-type="string">
                  <text:p text:style-name="P7">String</text:p>
                </table:table-cell>
              </table:table-row>
              <table:table-row table:style-name="TableLine94070973786656">
                <table:table-cell table:style-name="Table3.A2" office:value-type="string">
                  <text:p text:style-name="P7">description</text:p>
                </table:table-cell>
                <table:table-cell table:style-name="Table3.B2" office:value-type="string">
                  <text:p text:style-name="P7">String</text:p>
                </table:table-cell>
              </table:table-row>
              <table:table-row table:style-name="TableLine94070973786656">
                <table:table-cell table:style-name="Table3.A2" office:value-type="string">
                  <text:p text:style-name="P7">homeURL</text:p>
                </table:table-cell>
                <table:table-cell table:style-name="Table3.B2" office:value-type="string">
                  <text:p text:style-name="P7">String</text:p>
                </table:table-cell>
              </table:table-row>
            </table:table>
            <text:p text:style-name="P7"/>
          </table:table-cell>
          <table:table-cell table:style-name="Table2.C2" office:value-type="string">
            <text:p text:style-name="P7">Armazenar os dados dos resultado de pesquisa</text:p>
          </table:table-cell>
        </table:table-row>
      </table:table>
      <text:p text:style-name="P6"/>
      <text:p text:style-name="P5"/>
      <text:p text:style-name="P2">3. Esquema Relacional</text:p>
      <text:p text:style-name="P2"/>
      <text:p text:style-name="P4">Search ( <text:span text:style-name="T9">search</text:span> )</text:p>
      <text:p text:style-name="P4">SearchResult ( <text:span text:style-name="T9">search</text:span> , href , description , homeURL ), search referencia Searc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8T10:22:09.852708462</meta:creation-date>
    <dc:date>2021-05-28T11:46:13.199497978</dc:date>
    <meta:editing-duration>PT23M11S</meta:editing-duration>
    <meta:editing-cycles>3</meta:editing-cycles>
    <meta:generator>LibreOffice/7.1.3.2$Linux_X86_64 LibreOffice_project/10$Build-2</meta:generator>
    <meta:document-statistic meta:table-count="3" meta:image-count="0" meta:object-count="0" meta:page-count="2" meta:paragraph-count="38" meta:word-count="303" meta:character-count="1924" meta:non-whitespace-character-count="1642"/>
  </office:meta>
</office:document-meta>
</file>